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051cm" svg:stroke-color="#999999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none" draw:fill-color="#e6e6ff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3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4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366cm"/>
    </style:style>
    <style:style style:name="gr16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000000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.024cm"/>
    </style:style>
    <style:style style:name="P6" style:family="paragraph">
      <style:paragraph-properties fo:margin-left="0cm" fo:margin-right="0cm" fo:text-align="center" fo:text-indent="0.024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7" style:family="paragraph">
      <style:paragraph-properties fo:text-align="center"/>
      <style:text-properties fo:color="#999999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8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color="#000000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2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3" style:family="text">
      <style:text-properties fo:color="#999999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T6" style:family="text">
      <style:text-properties style:font-name="Liberation Sans" fo:font-size="9pt" fo:font-weight="bold" style:letter-kerning="true" style:font-name-asian="WenQuanYi Micro Hei" style:font-size-asian="9pt" style:font-weight-asian="bold" style:font-name-complex="Lohit Hindi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628cm" svg:x="3.78cm" svg:y="7.07cm">
          <text:p text:style-name="P4"><text:span text:style-name="T5"/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3.429cm" svg:height="1.248cm" svg:x="14.448cm" svg:y="5.458cm">
          <text:p text:style-name="P2"><text:span text:style-name="T1">Apprais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9.906cm" svg:height="5.736cm" svg:x="8.352cm" svg:y="2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7" draw:id="id7" draw:layer="layout" svg:width="3.683cm" svg:height="1.409cm" svg:x="9.401cm" svg:y="6.206cm">
          <text:p text:style-name="P5"><text:span text:style-name="T2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12cm" svg:height="1.11cm" svg:x="11.748cm" svg:y="9.596cm">
          <text:p text:style-name="P4"><text:span text:style-name="T3">A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3.554cm" svg:height="1.445cm" svg:x="4.294cm" svg:y="3.931cm">
          <text:p text:style-name="P2"><text:span text:style-name="T1">Collabora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08cm" svg:y1="9.596cm" svg:x2="13.305cm" svg:y2="8.658cm" draw:start-shape="id1" draw:start-glue-point="0" draw:end-shape="id2" draw:end-glue-point="2" svg:d="M13308 9596v-469h-3v-469" svg:viewBox="0 0 4 939">
          <text:p/>
        </draw:connector>
        <draw:connector draw:style-name="gr8" draw:text-style-name="P4" draw:layer="layout" svg:x1="16.162cm" svg:y1="5.458cm" svg:x2="13.084cm" svg:y2="4.649cm" draw:start-shape="id3" draw:start-glue-point="0" draw:end-shape="id4" svg:d="M16162 5458v-809h-3078" svg:viewBox="0 0 3079 810">
          <text:p/>
        </draw:connector>
        <draw:connector draw:style-name="gr7" draw:text-style-name="P4" draw:layer="layout" svg:x1="11.049cm" svg:y1="2.91cm" svg:x2="11.059cm" svg:y2="1.905cm" draw:end-shape="id5" draw:end-glue-point="2" svg:d="M11049 2910v-239h10v-766" svg:viewBox="0 0 11 1006">
          <text:p/>
        </draw:connector>
        <draw:connector draw:style-name="gr9" draw:text-style-name="P4" draw:layer="layout" draw:line-skew="0.323cm" svg:x1="14.448cm" svg:y1="6.082cm" svg:x2="13.119cm" svg:y2="6.623cm" draw:start-shape="id3" draw:start-glue-point="3" svg:d="M14448 6082h-605v541h-724" svg:viewBox="0 0 1330 542">
          <text:p/>
        </draw:connector>
        <draw:custom-shape draw:style-name="gr3" draw:text-style-name="P4" draw:layer="layout" svg:width="4.661cm" svg:height="3.287cm" svg:x="3.691cm" svg:y="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.064cm" svg:height="3.209cm" svg:x="8.225cm" svg:y="2.9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5" draw:id="id5" draw:layer="layout" svg:width="3.374cm" svg:height="1.208cm" svg:x="9.372cm" svg:y="0.697cm">
          <text:p text:style-name="P4"><text:span text:style-name="T3">Perce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3.683cm" svg:height="1.423cm" svg:x="9.401cm" svg:y="3.938cm">
          <text:p text:style-name="P2"><text:span text:style-name="T2">Theory of Mind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401cm" svg:y1="4.649cm" svg:x2="7.848cm" svg:y2="4.653cm" draw:start-shape="id4" draw:end-shape="id6" svg:d="M9401 4649h-777v4h-776" svg:viewBox="0 0 1554 5">
          <text:p/>
        </draw:connector>
        <draw:connector draw:style-name="gr8" draw:text-style-name="P4" draw:layer="layout" svg:x1="11.242cm" svg:y1="6.206cm" svg:x2="11.242cm" svg:y2="5.361cm" draw:start-shape="id7" draw:start-glue-point="0" draw:end-shape="id4" draw:end-glue-point="2" svg:d="M11242 6206v-845" svg:viewBox="0 0 1 846">
          <text:p/>
        </draw:connector>
        <draw:connector draw:style-name="gr8" draw:text-style-name="P4" draw:layer="layout" svg:x1="17.127cm" svg:y1="5.449cm" svg:x2="6.071cm" svg:y2="3.931cm" draw:end-shape="id6" draw:end-glue-point="0" svg:d="M17127 5449v-2045h-11056v527" svg:viewBox="0 0 11057 2046">
          <text:p/>
        </draw:connector>
        <draw:frame draw:style-name="gr13" draw:text-style-name="P9" draw:layer="layout" svg:width="3.821cm" svg:height="0.692cm" svg:x="14.663cm" svg:y="2.283cm">
          <draw:text-box>
            <text:p><text:span text:style-name="T4">Mental Processes</text:span></text:p>
          </draw:text-box>
        </draw:frame>
        <draw:custom-shape draw:style-name="gr14" draw:text-style-name="P4" draw:layer="layout" svg:width="0.881cm" svg:height="1.47cm" svg:x="5.439cm" svg:y="6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0" draw:layer="layout" svg:width="2.794cm" svg:height="0.666cm" svg:x="4.626cm" svg:y="7.976cm">
          <draw:text-box>
            <text:p text:style-name="P10"><text:span text:style-name="T5">Mental State:</text:span></text:p>
          </draw:text-box>
        </draw:frame>
        <draw:connector draw:style-name="gr8" draw:text-style-name="P4" draw:layer="layout" draw:line-skew="0.381cm" svg:x1="9.401cm" svg:y1="6.91cm" svg:x2="7.836cm" svg:y2="5.051cm" draw:start-shape="id7" svg:d="M9401 6910h-665v-1859h-900" svg:viewBox="0 0 1566 1860">
          <text:p/>
        </draw:connector>
        <draw:custom-shape draw:style-name="gr16" draw:text-style-name="P3" xml:id="id8" draw:id="id8" draw:layer="layout" svg:width="3.429cm" svg:height="1.21cm" svg:x="14.448cm" svg:y="7.114cm">
          <text:p text:style-name="P2"><text:span text:style-name="T1">Coping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line-skew="0.325cm" svg:x1="14.448cm" svg:y1="7.719cm" svg:x2="13.114cm" svg:y2="7.241cm" draw:start-shape="id8" svg:d="M14448 7719h-605v-478h-729" svg:viewBox="0 0 1335 479">
          <text:p/>
        </draw:connector>
        <draw:frame draw:style-name="gr15" draw:text-style-name="P11" draw:layer="layout" svg:width="3.556cm" svg:height="2.031cm" svg:x="4.572cm" svg:y="8.676cm">
          <draw:text-box>
            <text:p text:style-name="P10"><text:span text:style-name="T6">- Beliefs</text:span></text:p>
            <text:p text:style-name="P10"><text:span text:style-name="T6">- Intentions</text:span></text:p>
            <text:p text:style-name="P10"><text:span text:style-name="T6">- Motives</text:span></text:p>
            <text:p text:style-name="P10"><text:span text:style-name="T6">- Goals</text:span></text:p>
            <text:p text:style-name="P10"><text:span text:style-name="T6">- Emotion Insta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7-01-02T19:47:13.184751676</dc:date>
    <meta:editing-duration>PT5H38M20S</meta:editing-duration>
    <meta:editing-cycles>177</meta:editing-cycles>
    <meta:generator>LibreOffice/4.2.8.2$Linux_X86_64 LibreOffice_project/420m0$Build-2</meta:generator>
    <meta:document-statistic meta:object-count="24"/>
  </office:meta>
</office:document-meta>
</file>